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BX10" svg:font-family="CMBX10"/>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4.503cm"/>
        </style:tab-stops>
      </style:paragraph-properties>
      <style:text-properties officeooo:paragraph-rsid="00044e6b"/>
    </style:style>
    <style:style style:name="P2" style:family="paragraph" style:parent-style-name="Standard" style:list-style-name="L4">
      <style:paragraph-properties>
        <style:tab-stops>
          <style:tab-stop style:position="14.503cm"/>
        </style:tab-stops>
      </style:paragraph-properties>
      <style:text-properties officeooo:paragraph-rsid="00058db4"/>
    </style:style>
    <style:style style:name="P3" style:family="paragraph" style:parent-style-name="Standard">
      <style:paragraph-properties>
        <style:tab-stops>
          <style:tab-stop style:position="14.503cm"/>
        </style:tab-stops>
      </style:paragraph-properties>
      <style:text-properties officeooo:paragraph-rsid="00058db4"/>
    </style:style>
    <style:style style:name="P4" style:family="paragraph" style:parent-style-name="Standard" style:list-style-name="L1">
      <style:text-properties officeooo:paragraph-rsid="00044e6b"/>
    </style:style>
    <style:style style:name="P5" style:family="paragraph" style:parent-style-name="Standard">
      <style:text-properties fo:font-weight="bold" officeooo:paragraph-rsid="00044e6b" style:font-weight-asian="bold" style:font-weight-complex="bold"/>
    </style:style>
    <style:style style:name="P6" style:family="paragraph" style:parent-style-name="Standard" style:list-style-name="L3">
      <style:text-properties officeooo:paragraph-rsid="00044e6b"/>
    </style:style>
    <style:style style:name="P7" style:family="paragraph" style:parent-style-name="Standard">
      <style:text-properties officeooo:paragraph-rsid="00044e6b"/>
    </style:style>
    <style:style style:name="P8" style:family="paragraph" style:parent-style-name="Standard">
      <style:text-properties officeooo:paragraph-rsid="00048996"/>
    </style:style>
    <style:style style:name="P9" style:family="paragraph" style:parent-style-name="Standard" style:list-style-name="L5">
      <style:text-properties officeooo:paragraph-rsid="00048996"/>
    </style:style>
    <style:style style:name="P10" style:family="paragraph" style:parent-style-name="Standard">
      <style:paragraph-properties fo:text-align="start" style:justify-single-word="false" style:text-autospace="none"/>
      <style:text-properties fo:font-size="10pt" officeooo:paragraph-rsid="00058db4" style:font-size-asian="10pt" style:font-size-complex="10pt"/>
    </style:style>
    <style:style style:name="P11" style:family="paragraph" style:parent-style-name="Standard">
      <style:text-properties officeooo:paragraph-rsid="00058db4"/>
    </style:style>
    <style:style style:name="P12" style:family="paragraph" style:parent-style-name="Text_20_body">
      <style:paragraph-properties>
        <style:tab-stops>
          <style:tab-stop style:position="14.503cm"/>
        </style:tab-stops>
      </style:paragraph-properties>
      <style:text-properties officeooo:paragraph-rsid="00058db4"/>
    </style:style>
    <style:style style:name="P13" style:family="paragraph" style:parent-style-name="Text_20_body">
      <style:text-properties officeooo:paragraph-rsid="00058db4"/>
    </style:style>
    <style:style style:name="P14" style:family="paragraph" style:parent-style-name="Heading_20_2">
      <style:text-properties officeooo:rsid="00058db4" officeooo:paragraph-rsid="00058db4"/>
    </style:style>
    <style:style style:name="P15" style:family="paragraph" style:parent-style-name="Heading_20_2">
      <style:text-properties officeooo:paragraph-rsid="00058db4"/>
    </style:style>
    <style:style style:name="P16" style:family="paragraph" style:parent-style-name="Heading_20_3">
      <style:text-properties officeooo:paragraph-rsid="00058db4"/>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044e6b" style:font-style-asian="normal" style:font-style-complex="normal"/>
    </style:style>
    <style:style style:name="T3" style:family="text">
      <style:text-properties fo:font-style="normal" officeooo:rsid="00048996" style:font-style-asian="normal" style:font-style-complex="normal"/>
    </style:style>
    <style:style style:name="T4" style:family="text">
      <style:text-properties fo:font-style="normal" officeooo:rsid="00058db4" style:font-style-asian="normal" style:font-style-complex="normal"/>
    </style:style>
    <style:style style:name="T5" style:family="text">
      <style:text-properties fo:font-style="normal" style:text-underline-style="solid" style:text-underline-width="auto" style:text-underline-color="font-color" officeooo:rsid="00048996"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048996" style:font-style-asian="normal" style:font-weight-asian="bold" style:font-style-complex="normal"/>
    </style:style>
    <style:style style:name="T8" style:family="text">
      <style:text-properties officeooo:rsid="00044e6b"/>
    </style:style>
    <style:style style:name="T9" style:family="text">
      <style:text-properties fo:font-weight="bold" style:font-weight-asian="bold" style:font-weight-complex="bold"/>
    </style:style>
    <style:style style:name="T10" style:family="text">
      <style:text-properties style:font-name="Calibri" fo:font-style="normal" fo:font-weight="bold" officeooo:rsid="00048996" style:font-style-asian="normal" style:font-weight-asian="bold" style:font-name-complex="Calibri" style:font-style-complex="normal"/>
    </style:style>
    <style:style style:name="T11" style:family="text">
      <style:text-properties fo:font-style="italic" officeooo:rsid="00048996" style:font-style-asian="italic" style:font-style-complex="normal"/>
    </style:style>
    <style:style style:name="T12" style:family="text">
      <style:text-properties officeooo:rsid="00058db4"/>
    </style:style>
    <style:style style:name="T13" style:family="text">
      <style:text-properties officeooo:rsid="0005d467"/>
    </style:style>
    <style:style style:name="T14" style:family="text">
      <style:text-properties officeooo:rsid="0006ac13"/>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7"><text:a xlink:type="simple" xlink:href="#__RefHeading__2062_713381528" text:style-name="Internet_20_link" text:visited-style-name="Internet_20_link">1. </text:a>Meilenstein: C-Arrays und Funktionen<text:tab/>1</text:p>
          <text:p text:style-name="P18"><text:a xlink:type="simple" xlink:href="#__RefHeading__7517_713381528" text:style-name="Internet_20_link" text:visited-style-name="Internet_20_link">1.1. </text:a>Arrays und Strings<text:tab/>1</text:p>
          <text:p text:style-name="P19"><text:a xlink:type="simple" xlink:href="#__RefHeading__7519_713381528" text:style-name="Internet_20_link" text:visited-style-name="Internet_20_link">1.1.1. </text:a>Aufgabe: Primzahlen – Sieb des Eratosthenes<text:tab/>1</text:p>
          <text:p text:style-name="P19"><text:a xlink:type="simple" xlink:href="#__RefHeading__7521_713381528" text:style-name="Internet_20_link" text:visited-style-name="Internet_20_link">1.1.2. </text:a>Aufgabe: str2bin<text:tab/>1</text:p>
          <text:p text:style-name="P19"><text:a xlink:type="simple" xlink:href="#__RefHeading__2093_713381528" text:style-name="Internet_20_link" text:visited-style-name="Internet_20_link">1.1.3. </text:a>Aufgabe: ArrAuth<text:tab/>1</text:p>
          <text:p text:style-name="P19"><text:a xlink:type="simple" xlink:href="#__RefHeading__7523_713381528" text:style-name="Internet_20_link" text:visited-style-name="Internet_20_link">1.1.4. </text:a>Buchstabenmischen<text:tab/>2</text:p>
          <text:p text:style-name="P19"><text:a xlink:type="simple" xlink:href="#__RefHeading__12385_666280461" text:style-name="Internet_20_link" text:visited-style-name="Internet_20_link">1.1.5. </text:a>Aufgabe: removeVovel - Wörter kürzen<text:tab/>2</text:p>
          <text:p text:style-name="P18"><text:a xlink:type="simple" xlink:href="#__RefHeading__7525_713381528" text:style-name="Internet_20_link" text:visited-style-name="Internet_20_link">1.2. </text:a>Matrix<text:tab/>3</text:p>
          <text:p text:style-name="P19"><text:a xlink:type="simple" xlink:href="#__RefHeading__2087_713381528" text:style-name="Internet_20_link" text:visited-style-name="Internet_20_link">1.2.1. </text:a>Aufgabe: MinSumCol<text:tab/>3</text:p>
          <text:p text:style-name="P19"><text:a xlink:type="simple" xlink:href="#__RefHeading__7527_713381528" text:style-name="Internet_20_link" text:visited-style-name="Internet_20_link">1.2.2. </text:a>Aufgabe: Untere Dreiecksmatrix<text:tab/>3</text:p>
          <text:p text:style-name="P18"><text:a xlink:type="simple" xlink:href="#__RefHeading__7529_713381528" text:style-name="Internet_20_link" text:visited-style-name="Internet_20_link">1.3. </text:a>Arrays und Funktionen<text:tab/>3</text:p>
          <text:p text:style-name="P19"><text:a xlink:type="simple" xlink:href="#__RefHeading__2064_713381528" text:style-name="Internet_20_link" text:visited-style-name="Internet_20_link">1.3.1. </text:a>Aufgabe: Zufallsgüte-Test<text:tab/>3</text:p>
          <text:p text:style-name="P19"><text:a xlink:type="simple" xlink:href="#__RefHeading__2095_713381528" text:style-name="Internet_20_link" text:visited-style-name="Internet_20_link">1.3.2. </text:a>Aufgabe: Hangman<text:tab/>4</text:p>
        </text:index-body>
      </text:table-of-content>
      <text:p text:style-name="Text_20_body"/>
      <text:h text:style-name="Heading_20_1" text:outline-level="1" text:restart-numbering="true" text:start-value="-1"><text:bookmark-start text:name="__RefHeading__2062_713381528"/><text:span text:style-name="T14">Meilenstein: C-Arrays und Funktionen</text:span><text:bookmark-end text:name="__RefHeading__2062_713381528"/></text:h>
      <text:h text:style-name="P14" text:outline-level="2"><text:bookmark-start text:name="__RefHeading__7517_713381528"/>Arrays und Strings<text:bookmark-end text:name="__RefHeading__7517_713381528"/></text:h>
      <text:h text:style-name="Heading_20_3" text:outline-level="3"><text:bookmark-start text:name="__RefHeading__7519_713381528"/>Aufgabe: Primzahlen – Sieb des Eratosthenes<text:bookmark-end text:name="__RefHeading__7519_713381528"/></text:h>
      <text:p text:style-name="P11">Primzahlberechnung nach dem Sieb-Verfahren: Schreiben Sie alle Zahlen (z.B. von 2 bis 100)</text:p>
      <text:p text:style-name="P11">in ein Array. Beginnend mit der kleinsten Zahl wird die Zahl als Primzahl auf dem Bildschirm</text:p>
      <text:p text:style-name="P11">ausgegeben und gleichzeitig alle Vielfachen dieser Zahl im Array auf 0 gesetzt d.h. aus der</text:p>
      <text:p text:style-name="P11">Liste gestrichen. Anschliessend wird die nächste Zahl ungleich 0 im Array bearbeitet.</text:p>
      <text:p text:style-name="P3"><text:span text:style-name="Citation"><text:span text:style-name="T4"/></text:span></text:p>
      <text:p text:style-name="P3"><text:span text:style-name="Citation"><text:span text:style-name="T4"/></text:span></text:p>
      <text:h text:style-name="Heading_20_3" text:outline-level="3"><text:bookmark-start text:name="__RefHeading__7521_713381528"/>Aufgabe: str2bin<text:bookmark-end text:name="__RefHeading__7521_713381528"/></text:h>
      <text:p text:style-name="P3"><text:span text:style-name="Citation"><text:span text:style-name="T3">Ein Integer in binärer Form dargestellt - also mit der Basis 2 – gibt den Wert als Bitmuster aus 0 und 1 wieder. Schreiben Sie die </text:span></text:span><text:span text:style-name="Citation"><text:span text:style-name="T5">Funktion</text:span></text:span><text:span text:style-name="Citation"><text:span text:style-name="T3"> <text:s/></text:span></text:span><text:span text:style-name="Citation"><text:span text:style-name="T10">str2bin</text:span></text:span><text:span text:style-name="Citation"><text:span text:style-name="T3">, die einen String bestehend aus aneinandergereihten 0er und 1er entgegennimmt und einen </text:span></text:span><text:span text:style-name="Citation"><text:span text:style-name="T7">vorzeichenlosen Integerwert</text:span></text:span><text:span text:style-name="Citation"><text:span text:style-name="T3"> zurückliefert, der dem Wert des mit dem String beschriebenen Bitmusters entspricht. Schreiben Sie die Funktion so, </text:span></text:span><text:span text:style-name="Citation"><text:span text:style-name="T11">dass</text:span></text:span><text:span text:style-name="Citation"><text:span text:style-name="T3"> sie sowohl auf 16, 32 oder 64 Bit-Systemen verwendet werden kann. Berücksichtigen Sie eine etwaige Fehlerbehandlung.</text:span></text:span></text:p>
      <text:p text:style-name="P3"><text:span text:style-name="Citation"><text:span text:style-name="T3"/></text:span></text:p>
      <text:p text:style-name="P3"><text:span text:style-name="Citation"><text:span text:style-name="T3"/></text:span></text:p>
      <text:h text:style-name="Heading_20_3" text:outline-level="3"><text:bookmark-start text:name="__RefHeading__2093_713381528"/>Aufgabe: ArrAuth<text:bookmark-end text:name="__RefHeading__2093_713381528"/></text:h>
      <text:p text:style-name="P3">gegeben sind: </text:p>
      <text:p text:style-name="P3">int zahlen[]={12,11,10,9,8,7,6,5,4,3,2,1};</text:p>
      <text:p text:style-name="P3"><text:tab/></text:p>
      <text:p text:style-name="P3">char fragen[][81]={</text:p>
      <text:p text:style-name="P3">"Zahl4 * Zahl2 + Zahl1 = ?",</text:p>
      <text:p text:style-name="P3">"Zahl3 * Zahl2 - Zahl8 = ?",</text:p>
      <text:p text:style-name="P3">"Zahl7 * Zahl2 + Zahl9 = ?",</text:p>
      <text:p text:style-name="P3">"Zahl1 * Zahl4 + Zahl3 = ?",</text:p>
      <text:p text:style-name="P3">"Zahl3 * Zahl2 + Zahl6 = ?",</text:p>
      <text:p text:style-name="P3">"Zahl7 * Zahl5 - Zahl8 = ?",</text:p>
      <text:p text:style-name="P3">"Zahl4 * Zahl10 - Zahl12 = ?",</text:p>
      <text:p text:style-name="P3"><text:soft-page-break/>"Zahl3 * Zahl11 - Zahl3 = ?",</text:p>
      <text:p text:style-name="P3">"Zahl8 * Zahl7 + Zahl6 = ?",</text:p>
      <text:p text:style-name="P3">"Zahl5 * Zahl2 - Zahl9 = ?",</text:p>
      <text:p text:style-name="P3">"Zahl2 * Zahl3 - Zahl1 = ?",</text:p>
      <text:p text:style-name="P3">"Zahl7 * Zahl8 + Zahl2 = ?"</text:p>
      <text:p text:style-name="P3">};</text:p>
      <text:p text:style-name="P3"><text:tab/></text:p>
      <text:list xml:id="list5533251815367345237" text:style-name="L4">
        <text:list-item>
          <text:p text:style-name="P2">Erstellen Sie die Funktion<text:line-break/><text:span text:style-name="T9">int getAntwort(int zahlen[], int len, char frage[]);</text:span><text:line-break/>@param zahlen Array mit Zahlenwerten (s.o), <text:line-break/>@param len mit Anzahl der Arrayelemente<text:line-break/>@param frage eine einzelne Frage (Aufbau einer Frage s.o.)<text:line-break/>@return die berechnete Zahl<text:line-break/></text:p>
        </text:list-item>
        <text:list-item>
          <text:p text:style-name="P2">Erstellen Sie ein Testprogramm, das die Lösungen der Fragen (im Array fragen) in folgendes Array schreibt.<text:line-break/>int antwort[12];<text:line-break/><text:line-break/>Verwenden Sie die Funktion aus 1.</text:p>
        </text:list-item>
      </text:list>
      <text:p text:style-name="P3"><text:span text:style-name="Citation"><text:span text:style-name="T3"/></text:span></text:p>
      <text:p text:style-name="P3"><text:span text:style-name="Citation"><text:span text:style-name="T3"/></text:span></text:p>
      <text:h text:style-name="P16" text:outline-level="3"><text:bookmark-start text:name="__RefHeading__7523_713381528"/>Buchstabenmischen<text:bookmark-end text:name="__RefHeading__7523_713381528"/></text:h>
      <text:p text:style-name="Standard">Erkennen von Wörten mit Buchstabenmix</text:p>
      <text:p text:style-name="Standard"/>
      <text:p text:style-name="Standard">Aus einer Email:</text:p>
      <text:p text:style-name="Standard">------------- Begin Forwarded Message -------------</text:p>
      <text:p text:style-name="Standard">Nach eienr Stidue der Cmabridge Uinverstiaet, ist es eagl in wlehcer</text:p>
      <text:p text:style-name="Standard">Reiehnfogle die Bchustebaen in Woeretrn vokrmomen. Es ist nur withcig,</text:p>
      <text:p text:style-name="Standard">dsas der ertse und lettze Bchusatbe an der ricthgien Stlele snid. Der Rset</text:p>
      <text:p text:style-name="Standard">knan total falcsh sein und man knan es onhe Porbelme leesn. Das ist, wiel</text:p>
      <text:p text:style-name="Standard">das mneschilche Geihrn nciht jeden Bchustbaen liset sodnern das Wrod als</text:p>
      <text:p text:style-name="Standard">gaznes. Krsas oedr?</text:p>
      <text:p text:style-name="Standard">------------- End Forwarded Message -------------</text:p>
      <text:p text:style-name="Standard"/>
      <text:p text:style-name="Standard">Schreibe ein Programm, das diesen Sachverhalt testet: Ausgehend von einem Text mit mehreren Worten soll es einen neuen Text generieren, in dem Satzzeichen und die Anfangs- und Endbuchstaben aller Worte unverändert übernommen werden, während die Buchstaben im Wortinneren beliebig permutiert werden.</text:p>
      <text:p text:style-name="Standard">Entwirf für diesen Permutationsoperator eine <text:span text:style-name="T13">Funktion</text:span>, die diese Aufgabe für ein Wort leistet. Beachte dabei, dass auch Teilstrings von \0 terminiert werden müssen.</text:p>
      <text:p text:style-name="Standard">Im obigen Beispiel wurden übrigens nur paarweise manchmal Buchstaben im Wort vertauscht. Dieser beschränkte Vertauschoperator produziert keine stark verfremdeten Wörter, sondern erhält grosse Teile der Wortstruktur. Implementiere auch diesen Operator und stelle das Ergebnis beider Operatoren gegenüber.</text:p>
      <text:p text:style-name="Standard"/>
      <text:p text:style-name="Standard">Extraarbeit: Versieh dein Programm mit einem kleinen DOS-Menü, <text:span text:style-name="T13">d</text:span>ass den Text (max. 500 Zeichen) einlesen und gib auf Wunsch verschiedenen Varianten aus.</text:p>
      <text:p text:style-name="Standard"/>
      <text:h text:style-name="P16" text:outline-level="3" text:is-list-header="true"/>
      <text:h text:style-name="P16" text:outline-level="3"><text:bookmark-start text:name="__RefHeading__12385_666280461"/><text:span text:style-name="T13">Aufgabe: removeVovel - </text:span>Wörter kürzen<text:bookmark-end text:name="__RefHeading__12385_666280461"/></text:h>
      <text:p text:style-name="P13">Sprachwissenschaftler sind der Ansicht, dass auch nach dem Entfernen von Vokalen der Text noch lesbar bleibt. Schreibe eine Funktion <text:span text:style-name="Source_20_Text"><text:s/></text:span><text:span text:style-name="Source_20_Text"><text:span text:style-name="T13">void </text:span></text:span><text:span text:style-name="Source_20_Text">removeVovel(</text:span><text:span text:style-name="Source_20_Text"><text:span text:style-name="T13">char</text:span></text:span><text:span text:style-name="Source_20_Text"> s</text:span><text:span text:style-name="Source_20_Text"><text:span text:style-name="T13">[]</text:span></text:span><text:span text:style-name="Source_20_Text">)</text:span>, die aus einem <text:span text:style-name="T13">Text </text:span><text:span text:style-name="Source_20_Text">s</text:span> die Vokale entfernt. Stimmt es, was die Wissenschaftler sagen? </text:p>
      <text:p text:style-name="P12"><text:soft-page-break/><text:span text:style-name="Citation"><text:span text:style-name="T3"/></text:span></text:p>
      <text:h text:style-name="Heading_20_2" text:outline-level="2"><text:bookmark-start text:name="__RefHeading__7525_713381528"/><text:span text:style-name="Citation"><text:span text:style-name="T2">Matrix</text:span></text:span><text:bookmark-end text:name="__RefHeading__7525_713381528"/></text:h>
      <text:h text:style-name="Heading_20_3" text:outline-level="3"><text:bookmark-start text:name="__RefHeading__2087_713381528"/>Aufgabe: MinSumCol<text:bookmark-end text:name="__RefHeading__2087_713381528"/></text:h>
      <text:p text:style-name="P11"><text:span text:style-name="Citation"><text:span text:style-name="T1">Schreiben Sie eine Funktion </text:span></text:span><text:span text:style-name="Citation"><text:span text:style-name="T6">minsumcol</text:span></text:span><text:span text:style-name="Citation"><text:span text:style-name="T1">, die eine 2-dim Matrix mit der Dimension 8 Zeilen und 10 Spalten gefüllt mit positiven ganzzahligen Werten entgegennimmt. Berechnen Sie von allen Spalten die Summe. Die Funk</text:span></text:span><text:span text:style-name="Citation"><text:span text:style-name="T2">t</text:span></text:span><text:span text:style-name="Citation"><text:span text:style-name="T1">ion soll als Ergebnis den Index jener Spalte der kleinsten Spaltensumme liefern. </text:span></text:span><text:span text:style-name="Citation"><text:span text:style-name="T2">Im</text:span></text:span><text:span text:style-name="Citation"><text:span text:style-name="T1"> Fehlerfall soll ein negativer Wert </text:span></text:span><text:span text:style-name="Citation"><text:span text:style-name="T2">zurückgegeben werden</text:span></text:span><text:span text:style-name="Citation"><text:span text:style-name="T1">. Sollten mehrere Spalten das Minimum bilden, so ist dies wie ein Fehler zu behandeln.</text:span></text:span></text:p>
      <text:p text:style-name="P11"><text:span text:style-name="Citation"><text:span text:style-name="T1"/></text:span></text:p>
      <text:h text:style-name="P16" text:outline-level="3"><text:bookmark-start text:name="__RefHeading__7527_713381528"/><text:span text:style-name="T13">Aufgabe: </text:span>Untere Dreiecksmatrix<text:bookmark-end text:name="__RefHeading__7527_713381528"/></text:h>
      <text:p text:style-name="P10">Schreiben Sie ein Programm, dass testet, ob eine Matrix eine untere Dreiecksmatrix ist. Das bedeutet, dass ober <text:span text:style-name="Citation"><text:span text:style-name="T1">der Hauptdiagonale nur 0en stehen dürfen. Der Rest ist beliebig. Die Matrix muss quadratisch sein.</text:span></text:span></text:p>
      <text:p text:style-name="P11"><text:span text:style-name="Citation"><text:span text:style-name="T1"/></text:span></text:p>
      <text:p text:style-name="P11"><text:span text:style-name="Citation"><text:span text:style-name="T1"/></text:span></text:p>
      <text:p text:style-name="P11"><text:span text:style-name="Citation"><text:span text:style-name="T1"/></text:span></text:p>
      <text:h text:style-name="P15" text:outline-level="2"><text:bookmark-start text:name="__RefHeading__7529_713381528"/><text:span text:style-name="T12">Arrays und Funktionen</text:span><text:bookmark-end text:name="__RefHeading__7529_713381528"/></text:h>
      <text:h text:style-name="Heading_20_3" text:outline-level="3"><text:bookmark-start text:name="__RefHeading__2064_713381528"/>Aufgabe: Zufallsgüte-Test<text:bookmark-end text:name="__RefHeading__2064_713381528"/></text:h>
      <text:p text:style-name="P7">C verfügt über eine Bibliotheksfunktion (rand()), die Zufallszahlen generiert. Wir wollen in dieser Übungsaufgabe untersuchen, wie gut (d.h. zufällig) diese Funktion tatsächlich ist.</text:p>
      <text:p text:style-name="P7"/>
      <text:p text:style-name="P7">Hierzu wollen wir die folgenden Eigenschaften betrachten</text:p>
      <text:list xml:id="list5248551477614664791" text:style-name="L1">
        <text:list-item>
          <text:p text:style-name="P4">Gleichverteilung der Zufallszahlen</text:p>
        </text:list-item>
        <text:list-item>
          <text:p text:style-name="P4">Verteilung der Abstände zweier nacheinander generierter Zahlen</text:p>
          <text:p text:style-name="P4"/>
        </text:list-item>
      </text:list>
      <text:p text:style-name="P7">Für beide Verteilungen soll ein Histogramm erstellt werden, in dem die einzelnen Ereignisse gezählt werden.</text:p>
      <text:p text:style-name="P7"/>
      <text:p text:style-name="P7">Anschließend sollen die Histogramme hinsichtlich folgender Eigenschaften ausgewertet werden:</text:p>
      <text:list xml:id="list7941853791500590284" text:style-name="L3">
        <text:list-item>
          <text:p text:style-name="P6">Minimum, </text:p>
        </text:list-item>
        <text:list-item>
          <text:p text:style-name="P6">Maximum, </text:p>
        </text:list-item>
        <text:list-item>
          <text:p text:style-name="P6">Durchschnitt, </text:p>
        </text:list-item>
        <text:list-item>
          <text:p text:style-name="P6">Standardabweichung</text:p>
        </text:list-item>
      </text:list>
      <text:p text:style-name="P7">Diese Daten sind auf dem Bildschirm auszugeben</text:p>
      <text:p text:style-name="P7"/>
      <text:p text:style-name="P7"><text:span text:style-name="T9">Hinweis</text:span>:</text:p>
      <text:p text:style-name="P7">Verwenden Sie für die Auswertung sinnvollerweise eine Funktion, an die Sie einmal das erste und dann einmal das zweite Histogramm übergeben.</text:p>
      <text:p text:style-name="P7"/>
      <text:p text:style-name="P7"><draw:frame draw:style-name="fr1" draw:name="Objekt2" text:anchor-type="as-char" svg:width="3.166cm" svg:height="1.238cm" draw:z-index="0"><draw:object xlink:href="./Object 1" xlink:type="simple" xlink:show="embed" xlink:actuate="onLoad"/><draw:image xlink:href="./ObjectReplacements/Object 1" xlink:type="simple" xlink:show="embed" xlink:actuate="onLoad"/><svg:desc>formula</svg:desc></draw:frame></text:p>
      <text:p text:style-name="P7"><draw:frame draw:style-name="fr1" draw:name="Objekt3" text:anchor-type="as-char" svg:width="0.441cm" svg:height="0.467cm" draw:z-index="1"><draw:object xlink:href="./Object 2" xlink:type="simple" xlink:show="embed" xlink:actuate="onLoad"/><draw:image xlink:href="./ObjectReplacements/Object 2" xlink:type="simple" xlink:show="embed" xlink:actuate="onLoad"/><svg:desc>formula</svg:desc></draw:frame> – sei der Durchschnitt über alle x</text:p>
      <text:p text:style-name="P7"/>
      <text:p text:style-name="P5">Bildschirmausgabe:</text:p>
      <text:p text:style-name="P7">Geben Sie das Histogramm auf dem Bildschirm aus. Hierbei haben Sie die Möglichkeit das Histogramm um 90° nach rechts zu drehen, so dass eine Histogrammspalte in einer <text:soft-page-break/>Bildschirmzeile dargestellt wird.<text:line-break/></text:p>
      <text:p text:style-name="P7"><text:span text:style-name="T9">Lerninhalte</text:span>:</text:p>
      <text:p text:style-name="P7">– Verwendung von <text:span text:style-name="T8">Arrays</text:span> und Funktionen</text:p>
      <text:p text:style-name="P1"><text:span text:style-name="Citation"><text:span text:style-name="T1">– Operationen auf </text:span></text:span><text:span text:style-name="Citation"><text:span text:style-name="T2">Arrays</text:span></text:span><text:span text:style-name="Citation"><text:span text:style-name="T1"> (z.B. Durchlauf, Summenbildung, Minimumsuche)</text:span></text:span></text:p>
      <text:p text:style-name="P1"><text:span text:style-name="Citation"><text:span text:style-name="T3"/></text:span></text:p>
      <text:p text:style-name="P1"><text:span text:style-name="Citation"><text:span text:style-name="T3"/></text:span></text:p>
      <text:h text:style-name="Heading_20_3" text:outline-level="3"><text:bookmark-start text:name="__RefHeading__2095_713381528"/>Aufgabe: Hangman<text:bookmark-end text:name="__RefHeading__2095_713381528"/></text:h>
      <text:p text:style-name="P8">Realisieren Sie das bekannte Wortratespiel auf dem Computer. </text:p>
      <text:p text:style-name="P8">Zeigen Sie zunächst von einem zu ratenden Wort für die einzelnen Zeichen jeweils nur Striche an. </text:p>
      <text:p text:style-name="P8">Anschließend fragen Sie nach Buchstaben. Sollten die Buchstaben im zu ratenden Wort vorkommen, so werden die entsprechenden Positionen aufgedeckt, d.h. an dieser Stelle</text:p>
      <text:p text:style-name="P8">werden die tatsächlichen Zeichen angezeigt. Durch Eingabe eines Zeichens (z.B. '#' – welches dann in keinem Wort vorkommen darf) kann das Raten abgebrochen werden und die Eingabe des vollständigen Worts ist nun möglich. Stimmt das eingegebene Wort mit dem verdeckten Wort überein, ist das Spiel zu Ende, ansonsten wird wieder in den obigen Buchstabenratemodus zurückgekehrt.</text:p>
      <text:p text:style-name="P8"/>
      <text:p text:style-name="P8">Beispiel: Zu ratendes Wort: "Hangman" (verdeckt)</text:p>
      <text:p text:style-name="P8">- - - - - - - <text:tab/>Eingabe (a)</text:p>
      <text:p text:style-name="P8">- a - - - a - <text:tab/>Eingabe (g)</text:p>
      <text:p text:style-name="P8">- a - g - a - <text:tab/>Eingabe (e)</text:p>
      <text:p text:style-name="P8">- a - g - a - <text:tab/>Eingabe (n)<text:line-break/>- a n g - a n <text:tab/>Eingabe (#) ~ Ende Buchstabenraten</text:p>
      <text:list xml:id="list3762956938501469882" text:style-name="L5">
        <text:list-header>
          <text:p text:style-name="P9"/>
        </text:list-header>
      </text:list>
      <text:p text:style-name="P8">Eingabe: Hangman → <text:s/>richtig geraten / bzw. Zurückkehren zum Buchstabenraten</text:p>
      <text:p text:style-name="P8"/>
      <text:p text:style-name="P8">Hinweis: </text:p>
      <text:p text:style-name="P8">Sie können das Spiel abwechslungsreicher gestalten, wenn Sie sich eine Tabelle von zu ratenden Wörtern im Programm anlegen und aus dieser Tabelle zufällig einen Eintrag auswählen, anstatt diesen vorher einzugeben.</text:p>
      <text:p text:style-name="P8"><text:span text:style-name="Ci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BX10" svg:font-family="CMBX10"/>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family="'Courier New'" style:font-style-name="Standard" style:font-family-generic="modern" style:font-pitch="fixed"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family="Verdana" style:font-style-name="Standard" style:font-family-generic="swiss" style:font-pitch="variable" fo:font-size="85%" fo:font-style="normal"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MEILENSTEIN-C-array-matrix-fkt</text:file-name><text:tab/>Arbeitsunterlage</text:p>
      </style:header>
      <style:footer>
        <text:p text:style-name="Footer">Informatik<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MacOSX_x86 LibreOffice_project/70feb7d99726f064edab4605a8ab840c50ec57a</meta:generator>
    <meta:creation-date>2013-12-13T20:57:33.821922000</meta:creation-date>
    <meta:editing-cycles>3</meta:editing-cycles>
    <meta:editing-duration>PT14M37S</meta:editing-duration>
    <meta:initial-creator>Anton Hofmann</meta:initial-creator>
    <dc:date>2013-12-13T22:22:52.108285000</dc:date>
    <dc:creator>Anton Hofmann</dc:creator>
    <meta:document-statistic meta:table-count="0" meta:image-count="0" meta:object-count="2" meta:page-count="4" meta:paragraph-count="104" meta:word-count="1083" meta:character-count="7233" meta:non-whitespace-character-count="6227"/>
    <meta:user-defined meta:name="Info 1"/>
    <meta:user-defined meta:name="Info 2"/>
    <meta:user-defined meta:name="Info 3"/>
    <meta:user-defined meta:name="Info 4"/>
    <meta:template xlink:type="simple" xlink:actuate="onRequest" xlink:title="arbeitsunterlage" xlink:href="../../../../../htl/ab/meineVorlagen/arbeitsunterlage.ott" meta:date="2013-12-13T20:57:33.597019000"/>
  </office:meta>
</office:document-meta>
</file>

<file path=Object 1/content.xml><?xml version="1.0" encoding="utf-8"?>
<math xmlns="http://www.w3.org/1998/Math/MathML">
  <semantics>
    <mrow>
      <mrow>
        <mi>s</mi>
        <mo stretchy="false">=</mo>
        <msqrt>
          <mrow>
            <mfrac>
              <mn>1</mn>
              <mi>n</mi>
            </mfrac>
            <mrow>
              <munderover>
                <mo stretchy="false">∑</mo>
                <mrow>
                  <mrow>
                    <mi>i</mi>
                    <mo stretchy="false">=</mo>
                    <mn>0</mn>
                  </mrow>
                </mrow>
                <mrow>
                  <mi>n</mi>
                </mrow>
              </munderover>
              <mrow>
                <mo stretchy="false">(</mo>
                <mrow>
                  <mrow>
                    <msub>
                      <mi>x</mi>
                      <mi>i</mi>
                    </msub>
                    <mo stretchy="false">−</mo>
                    <mover accent="true">
                      <mrow>
                        <mi>x</mi>
                      </mrow>
                      <mo>¯</mo>
                    </mover>
                  </mrow>
                </mrow>
                <mo stretchy="false">)</mo>
              </mrow>
            </mrow>
          </mrow>
        </msqrt>
      </mrow>
    </mrow>
    <annotation encoding="StarMath 5.0">s= sqrt{ 1 over n sum from{i=0} to{n} ( x sub i  - overline {x})}  </annotation>
  </semantics>
</math>
</file>

<file path=Object 2/content.xml><?xml version="1.0" encoding="utf-8"?>
<math xmlns="http://www.w3.org/1998/Math/MathML">
  <semantics>
    <mrow>
      <mover accent="true">
        <mi>x</mi>
        <mo>¯</mo>
      </mover>
    </mrow>
    <annotation encoding="StarMath 5.0">overline x</annotation>
  </semantics>
</math>
</file>